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fo:background-color="#c0c0c0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1">Le <text:text-input text:description="&lt;formatLang(o.meeting_id.date,date=True)&gt;">&lt;formatLang(o.meeting_id.date,date=True)&gt;</text:text-input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4">CR OCT MACULAIRE ET DU NERF OPTIQUE</text:p>
      <text:p text:style-name="P5"/>
      <text:p text:style-name="P6">Indication :</text:p>
      <text:p text:style-name="P8"/>
      <text:p text:style-name="P1"><text:text-input text:description="&lt;for each='line in o.meeting_id.refraction_ids'&gt;">&lt;for each='line in o.meeting_id.refraction_ids'&gt;</text:text-input></text:p>
      <text:p text:style-name="P1"><text:text-input text:description="&lt;if test=&quot;line.va_type=='BCVA'&quot;&gt;">&lt;if test="line.va_ty='BCVA'"&gt;</text:text-input></text:p>
      <text:p text:style-name="P1">Meilleure acuité visuelle corrigée :</text:p>
      <text:p text:style-name="P1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1"><text:text-input text:description="&lt;/for&gt;">endfor</text:text-input></text:p>
      <text:p text:style-name="P1"><text:soft-page-break/>L'examen à la lampe à fente montre :</text:p>
      <text:p text:style-name="P1"><text:text-input text:description="&lt;for each='line in o.meeting_id.sle_ids'&gt;">&lt;for each='line in o.meeting_id.sle_ids'&gt;</text:text-input></text:p>
      <text:p text:style-name="P1">OD : <text:text-input text:description="&lt;line.as_od&gt;">as_od</text:text-input></text:p>
      <text:p text:style-name="P1">OG : <text:text-input text:description="&lt;line.as_os&gt;">as_os</text:text-input></text:p>
      <text:p text:style-name="P1"><text:text-input text:description="&lt;/for&gt;">&lt;/for&gt;</text:text-input></text:p>
      <text:p text:style-name="P1"><text:text-input text:description="&lt;for each=&quot;line in o.meeting_id.tono_ids&quot;&gt;">&lt;for each="line in o.meeting_id.tono_ids"&gt;</text:text-input></text:p>
      <text:p text:style-name="P1">TO OD: <text:text-input text:description="&lt;line.iop_od&gt;">&lt;line.iop_od&gt;</text:text-input></text:p>
      <text:p text:style-name="P1">TO OG:<text:text-input text:description="&lt;line.iop_os&gt;">&lt;line.iop_os&gt;</text:text-input></text:p>
      <text:p text:style-name="P1"><text:text-input text:description="&lt;/for&gt;">&lt;/for&gt;</text:text-input></text:p>
      <text:p text:style-name="P1">L'examen au biomicroscope indirect à la lentille Volk Superfield montre :</text:p>
      <text:p text:style-name="P1"><text:text-input text:description="&lt;for each='line in o.meeting_id.sle_ids'&gt;">&lt;for each='line in o.meeting_id.sle_ids'&gt;</text:text-input></text:p>
      <text:p text:style-name="P1">OD : <text:text-input text:description="&lt;line.ps_od&gt;">ps_od</text:text-input></text:p>
      <text:p text:style-name="P1">OG : <text:text-input text:description="&lt;line.ps_os&gt;">ps_os</text:text-input></text:p>
      <text:p text:style-name="P1"><text:text-input text:description="&lt;/for&gt;">&lt;/for&gt;</text:text-input></text:p>
      <text:p text:style-name="P1"/>
      <text:p text:style-name="P3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 et . </text:span></text:p>
      <text:p text:style-name="P3"><text:span text:style-name="T1"><text:text-input text:description="&lt;o.mac_or&gt;">&lt;o.mac_or&gt;</text:text-input></text:span><text:span text:style-name="T1">.</text:span></text:p>
      <text:p text:style-name="P3"><text:span text:style-name="T1"><text:text-input text:description="&lt;o.rnfl_or&gt;">&lt;o.rnfl_or&gt;</text:text-input></text:span><text:span text:style-name="T1">.</text:span></text:p>
      <text:p text:style-name="P3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et centro-fovéolaire à </text:span><text:span text:style-name="T1"><text:text-input text:description="&lt;o.center_thickness_os&gt;">&lt;o.center_thickness_or&gt;</text:text-input></text:span><text:span text:style-name="T1"><text:text-input text:description="&lt;/if&gt;">&lt;/if&gt;</text:text-input></text:span></text:p>
      <text:p text:style-name="P3"><text:span text:style-name="T1"><text:text-input text:description="&lt;o.mac_os&gt;">&lt;o.mac_os&gt;</text:text-input></text:span><text:span text:style-name="T1">.</text:span></text:p>
      <text:p text:style-name="P3"><text:span text:style-name="T1"><text:text-input text:description="&lt;o.rnfl_or&gt;">&lt;o.rnfl_os&gt;</text:text-input></text:span><text:span text:style-name="T1">.</text:span></text:p>
      <text:p text:style-name="P3">Au total :</text:p>
      <text:p text:style-name="P3">OD <text:span text:style-name="T1">: </text:span><text:span text:style-name="T1"><text:text-input text:description="&lt;o.ccoct_or&gt;">&lt;o.ccoct_or&gt;</text:text-input></text:span><text:span text:style-name="T1">.</text:span></text:p>
      <text:p text:style-name="P3">OG<text:span text:style-name="T1">: </text:span><text:span text:style-name="T1"><text:text-input text:description="&lt;o.ccoct_os&gt;">&lt;o.ccoct_os&gt;</text:text-input></text:span><text:span text:style-name="T1">.</text:span></text:p>
      <text:p text:style-name="P2"><text:text-input text:description="&lt;user.signature&gt;">&lt;user.signature&gt;</text:text-input></text:p>
      <text:p text:style-name="P1"/>
      <text:p text:style-name="P1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16T17:07:54</dc:date>
    <meta:editing-duration>P1DT1H29M46S</meta:editing-duration>
    <meta:editing-cycles>184</meta:editing-cycles>
    <dc:creator>Laurent FRANCOIS</dc:creator>
    <meta:document-statistic meta:table-count="2" meta:image-count="0" meta:object-count="0" meta:page-count="2" meta:paragraph-count="63" meta:word-count="195" meta:character-count="1802" meta:non-whitespace-character-count="1666"/>
  </office:meta>
</office:document-meta>
</file>